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2.702cm"/>
    </style:style>
    <style:style style:name="Table1.B" style:family="table-column">
      <style:table-column-properties style:column-width="5.992cm"/>
    </style:style>
    <style:style style:name="Table1.C" style:family="table-column">
      <style:table-column-properties style:column-width="3.514cm"/>
    </style:style>
    <style:style style:name="Table1.D" style:family="table-column">
      <style:table-column-properties style:column-width="4.8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fe4c" officeooo:paragraph-rsid="0017fe4c"/>
    </style:style>
    <style:style style:name="P2" style:family="paragraph" style:parent-style-name="Standard">
      <style:text-properties officeooo:rsid="0017fe4c" officeooo:paragraph-rsid="001a9cc1"/>
    </style:style>
    <style:style style:name="P3" style:family="paragraph" style:parent-style-name="Standard">
      <style:text-properties fo:font-weight="bold" officeooo:rsid="0017fe4c" officeooo:paragraph-rsid="0017fe4c" style:font-weight-asian="bold" style:font-weight-complex="bold"/>
    </style:style>
    <style:style style:name="P4" style:family="paragraph" style:parent-style-name="Standard">
      <style:text-properties fo:font-weight="bold" officeooo:rsid="001befc2" officeooo:paragraph-rsid="001befc2" style:font-weight-asian="bold" style:font-weight-complex="bold"/>
    </style:style>
    <style:style style:name="P5" style:family="paragraph" style:parent-style-name="Standard">
      <style:text-properties fo:font-weight="bold" officeooo:rsid="00217336" officeooo:paragraph-rsid="00217336" style:font-weight-asian="bold" style:font-weight-complex="bold"/>
    </style:style>
    <style:style style:name="P6" style:family="paragraph" style:parent-style-name="Standard">
      <style:text-properties fo:font-weight="bold" officeooo:rsid="0045e38b" officeooo:paragraph-rsid="0045e38b" style:font-weight-asian="bold" style:font-weight-complex="bold"/>
    </style:style>
    <style:style style:name="P7" style:family="paragraph" style:parent-style-name="Standard">
      <style:text-properties officeooo:rsid="001befc2" officeooo:paragraph-rsid="001befc2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7fe4c" officeooo:paragraph-rsid="0017fe4c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217336" officeooo:paragraph-rsid="00217336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266967" style:font-size-asian="8pt" style:font-size-complex="8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3b49a6" style:font-size-asian="8pt" style:font-size-complex="8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3cc6c8" style:font-size-asian="8pt" style:font-size-complex="8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41d82f" style:font-size-asian="8pt" style:font-size-complex="8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64eddb" style:font-size-asian="8pt" style:font-size-complex="8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rsid="003cc6c8" officeooo:paragraph-rsid="003cc6c8" style:font-size-asian="8pt" style:font-size-complex="8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rsid="0041d82f" officeooo:paragraph-rsid="0041d82f" style:font-size-asian="8pt" style:font-size-complex="8pt"/>
    </style:style>
    <style:style style:name="P18" style:family="paragraph" style:parent-style-name="Table_20_Contents">
      <style:text-properties fo:font-size="8pt" style:font-size-asian="8pt" style:font-size-complex="8pt"/>
    </style:style>
    <style:style style:name="P19" style:family="paragraph" style:parent-style-name="Table_20_Contents">
      <style:text-properties fo:font-size="8pt" officeooo:rsid="0022b00b" officeooo:paragraph-rsid="0022b00b" style:font-size-asian="8pt" style:font-size-complex="8pt"/>
    </style:style>
    <style:style style:name="P20" style:family="paragraph" style:parent-style-name="Table_20_Contents">
      <style:text-properties fo:font-size="8pt" officeooo:rsid="0024a1cb" officeooo:paragraph-rsid="0024a1cb" style:font-size-asian="8pt" style:font-size-complex="8pt"/>
    </style:style>
    <style:style style:name="P21" style:family="paragraph" style:parent-style-name="Table_20_Contents">
      <style:text-properties fo:font-size="8pt" officeooo:rsid="0027b65d" officeooo:paragraph-rsid="0027b65d" style:font-size-asian="8pt" style:font-size-complex="8pt"/>
    </style:style>
    <style:style style:name="P22" style:family="paragraph" style:parent-style-name="Table_20_Contents">
      <style:text-properties fo:font-size="8pt" officeooo:rsid="00282fb7" officeooo:paragraph-rsid="00282fb7" style:font-size-asian="8pt" style:font-size-complex="8pt"/>
    </style:style>
    <style:style style:name="P23" style:family="paragraph" style:parent-style-name="Table_20_Contents">
      <style:text-properties fo:font-size="8pt" officeooo:rsid="002aeeea" officeooo:paragraph-rsid="002aeeea" style:font-size-asian="8pt" style:font-size-complex="8pt"/>
    </style:style>
    <style:style style:name="P24" style:family="paragraph" style:parent-style-name="Table_20_Contents">
      <style:text-properties fo:font-size="8pt" officeooo:rsid="002aeeea" officeooo:paragraph-rsid="0063fab2" style:font-size-asian="8pt" style:font-size-complex="8pt"/>
    </style:style>
    <style:style style:name="P25" style:family="paragraph" style:parent-style-name="Table_20_Contents">
      <style:text-properties fo:font-size="8pt" officeooo:rsid="002d5f41" officeooo:paragraph-rsid="002d5f41" style:font-size-asian="8pt" style:font-size-complex="8pt"/>
    </style:style>
    <style:style style:name="P26" style:family="paragraph" style:parent-style-name="Table_20_Contents">
      <style:text-properties fo:font-size="8pt" officeooo:rsid="002d5f41" officeooo:paragraph-rsid="002f95fe" style:font-size-asian="8pt" style:font-size-complex="8pt"/>
    </style:style>
    <style:style style:name="P27" style:family="paragraph" style:parent-style-name="Table_20_Contents">
      <style:text-properties fo:font-size="8pt" officeooo:rsid="0033ac8a" officeooo:paragraph-rsid="0033ac8a" style:font-size-asian="8pt" style:font-size-complex="8pt"/>
    </style:style>
    <style:style style:name="P28" style:family="paragraph" style:parent-style-name="Table_20_Contents">
      <style:text-properties fo:font-size="8pt" officeooo:rsid="0044798b" officeooo:paragraph-rsid="0044798b" style:font-size-asian="8pt" style:font-size-complex="8pt"/>
    </style:style>
    <style:style style:name="P29" style:family="paragraph" style:parent-style-name="Table_20_Contents">
      <style:text-properties fo:font-size="8pt" officeooo:rsid="0044946b" officeooo:paragraph-rsid="0044946b" style:font-size-asian="8pt" style:font-size-complex="8pt"/>
    </style:style>
    <style:style style:name="P30" style:family="paragraph" style:parent-style-name="Table_20_Contents">
      <style:text-properties fo:font-size="8pt" officeooo:rsid="00460818" officeooo:paragraph-rsid="00460818" style:font-size-asian="8pt" style:font-size-complex="8pt"/>
    </style:style>
    <style:style style:name="P31" style:family="paragraph" style:parent-style-name="Table_20_Contents">
      <style:text-properties fo:font-size="8pt" officeooo:rsid="00498b85" officeooo:paragraph-rsid="00498b85" style:font-size-asian="8pt" style:font-size-complex="8pt"/>
    </style:style>
    <style:style style:name="P32" style:family="paragraph" style:parent-style-name="Table_20_Contents">
      <style:text-properties fo:font-size="8pt" officeooo:rsid="00498b85" officeooo:paragraph-rsid="0069395f" style:font-size-asian="8pt" style:font-size-complex="8pt"/>
    </style:style>
    <style:style style:name="P33" style:family="paragraph" style:parent-style-name="Table_20_Contents">
      <style:text-properties fo:font-size="8pt" officeooo:rsid="00612532" officeooo:paragraph-rsid="00612532" style:font-size-asian="8pt" style:font-size-complex="8pt"/>
    </style:style>
    <style:style style:name="P34" style:family="paragraph" style:parent-style-name="Table_20_Contents">
      <style:text-properties fo:font-size="8pt" officeooo:rsid="00612532" officeooo:paragraph-rsid="00886230" style:font-size-asian="8pt" style:font-size-complex="8pt"/>
    </style:style>
    <style:style style:name="P35" style:family="paragraph" style:parent-style-name="Table_20_Contents">
      <style:text-properties fo:font-size="8pt" officeooo:rsid="00612532" officeooo:paragraph-rsid="00498b85" style:font-size-asian="8pt" style:font-size-complex="8pt"/>
    </style:style>
    <style:style style:name="P36" style:family="paragraph" style:parent-style-name="Table_20_Contents">
      <style:text-properties fo:font-size="8pt" officeooo:rsid="00493362" officeooo:paragraph-rsid="00493362" style:font-size-asian="8pt" style:font-size-complex="8pt"/>
    </style:style>
    <style:style style:name="P37" style:family="paragraph" style:parent-style-name="Table_20_Contents">
      <style:text-properties fo:font-size="8pt" officeooo:rsid="0047cbc6" officeooo:paragraph-rsid="0047cbc6" style:font-size-asian="8pt" style:font-size-complex="8pt"/>
    </style:style>
    <style:style style:name="P38" style:family="paragraph" style:parent-style-name="Table_20_Contents">
      <style:text-properties fo:font-size="8pt" officeooo:rsid="004a33e0" officeooo:paragraph-rsid="0072b386" style:font-size-asian="8pt" style:font-size-complex="8pt"/>
    </style:style>
    <style:style style:name="P39" style:family="paragraph" style:parent-style-name="Table_20_Contents">
      <style:text-properties fo:font-size="8pt" officeooo:rsid="004a33e0" officeooo:paragraph-rsid="007924e6" style:font-size-asian="8pt" style:font-size-complex="8pt"/>
    </style:style>
    <style:style style:name="P40" style:family="paragraph" style:parent-style-name="Table_20_Contents">
      <style:text-properties fo:font-size="8pt" officeooo:rsid="004a33e0" officeooo:paragraph-rsid="007dd564" style:font-size-asian="8pt" style:font-size-complex="8pt"/>
    </style:style>
    <style:style style:name="P41" style:family="paragraph" style:parent-style-name="Table_20_Contents">
      <style:text-properties fo:font-size="8pt" officeooo:rsid="004ca4dd" officeooo:paragraph-rsid="0072b386" style:font-size-asian="8pt" style:font-size-complex="8pt"/>
    </style:style>
    <style:style style:name="P42" style:family="paragraph" style:parent-style-name="Table_20_Contents">
      <style:text-properties fo:font-size="8pt" officeooo:rsid="004ca4dd" officeooo:paragraph-rsid="007dd564" style:font-size-asian="8pt" style:font-size-complex="8pt"/>
    </style:style>
    <style:style style:name="P43" style:family="paragraph" style:parent-style-name="Table_20_Contents">
      <style:text-properties fo:font-size="8pt" officeooo:rsid="00693a0c" officeooo:paragraph-rsid="00693a0c" style:font-size-asian="8pt" style:font-size-complex="8pt"/>
    </style:style>
    <style:style style:name="P44" style:family="paragraph" style:parent-style-name="Table_20_Contents">
      <style:text-properties fo:font-size="8pt" officeooo:rsid="006a4b54" officeooo:paragraph-rsid="006a4b54" style:font-size-asian="8pt" style:font-size-complex="8pt"/>
    </style:style>
    <style:style style:name="P45" style:family="paragraph" style:parent-style-name="Table_20_Contents">
      <style:text-properties fo:font-size="8pt" officeooo:rsid="006a4b54" officeooo:paragraph-rsid="0085b021" style:font-size-asian="8pt" style:font-size-complex="8pt"/>
    </style:style>
    <style:style style:name="P46" style:family="paragraph" style:parent-style-name="Table_20_Contents">
      <style:text-properties fo:font-size="8pt" officeooo:rsid="006bc45a" officeooo:paragraph-rsid="006bc45a" style:font-size-asian="8pt" style:font-size-complex="8pt"/>
    </style:style>
    <style:style style:name="P47" style:family="paragraph" style:parent-style-name="Table_20_Contents">
      <style:text-properties fo:font-size="8pt" officeooo:rsid="006d398d" officeooo:paragraph-rsid="006d398d" style:font-size-asian="8pt" style:font-size-complex="8pt"/>
    </style:style>
    <style:style style:name="P48" style:family="paragraph" style:parent-style-name="Table_20_Contents">
      <style:text-properties fo:font-size="8pt" officeooo:rsid="0070c5ff" officeooo:paragraph-rsid="0070c5ff" style:font-size-asian="8pt" style:font-size-complex="8pt"/>
    </style:style>
    <style:style style:name="P49" style:family="paragraph" style:parent-style-name="Table_20_Contents">
      <style:text-properties fo:font-size="8pt" officeooo:rsid="00745a6f" officeooo:paragraph-rsid="00745a6f" style:font-size-asian="8pt" style:font-size-complex="8pt"/>
    </style:style>
    <style:style style:name="P50" style:family="paragraph" style:parent-style-name="Table_20_Contents">
      <style:text-properties fo:font-size="8pt" officeooo:rsid="00745a6f" officeooo:paragraph-rsid="0075cae0" style:font-size-asian="8pt" style:font-size-complex="8pt"/>
    </style:style>
    <style:style style:name="P51" style:family="paragraph" style:parent-style-name="Table_20_Contents">
      <style:text-properties fo:font-size="8pt" officeooo:rsid="00745a6f" officeooo:paragraph-rsid="007dd564" style:font-size-asian="8pt" style:font-size-complex="8pt"/>
    </style:style>
    <style:style style:name="P52" style:family="paragraph" style:parent-style-name="Table_20_Contents">
      <style:text-properties fo:font-size="8pt" officeooo:rsid="00788897" officeooo:paragraph-rsid="00788897" style:font-size-asian="8pt" style:font-size-complex="8pt"/>
    </style:style>
    <style:style style:name="P53" style:family="paragraph" style:parent-style-name="Table_20_Contents">
      <style:text-properties fo:font-size="8pt" officeooo:rsid="00788897" officeooo:paragraph-rsid="007dd564" style:font-size-asian="8pt" style:font-size-complex="8pt"/>
    </style:style>
    <style:style style:name="P54" style:family="paragraph" style:parent-style-name="Table_20_Contents">
      <style:text-properties fo:font-size="8pt" officeooo:rsid="007b6ebc" officeooo:paragraph-rsid="007b6ebc" style:font-size-asian="8pt" style:font-size-complex="8pt"/>
    </style:style>
    <style:style style:name="P55" style:family="paragraph" style:parent-style-name="Table_20_Contents">
      <style:text-properties fo:font-size="8pt" officeooo:rsid="007c8486" officeooo:paragraph-rsid="007c8486" style:font-size-asian="8pt" style:font-size-complex="8pt"/>
    </style:style>
    <style:style style:name="P56" style:family="paragraph" style:parent-style-name="Table_20_Contents">
      <style:text-properties fo:font-size="8pt" officeooo:rsid="007ca90b" officeooo:paragraph-rsid="007ca90b" style:font-size-asian="8pt" style:font-size-complex="8pt"/>
    </style:style>
    <style:style style:name="P57" style:family="paragraph" style:parent-style-name="Table_20_Contents">
      <style:text-properties fo:font-size="8pt" officeooo:rsid="007d4a39" officeooo:paragraph-rsid="007d4a39" style:font-size-asian="8pt" style:font-size-complex="8pt"/>
    </style:style>
    <style:style style:name="P58" style:family="paragraph" style:parent-style-name="Table_20_Contents">
      <style:text-properties fo:font-size="8pt" officeooo:rsid="007dcd57" officeooo:paragraph-rsid="007dcd57" style:font-size-asian="8pt" style:font-size-complex="8pt"/>
    </style:style>
    <style:style style:name="P59" style:family="paragraph" style:parent-style-name="Table_20_Contents">
      <style:text-properties fo:font-size="8pt" officeooo:rsid="007faf60" officeooo:paragraph-rsid="007faf60" style:font-size-asian="8pt" style:font-size-complex="8pt"/>
    </style:style>
    <style:style style:name="P60" style:family="paragraph" style:parent-style-name="Table_20_Contents">
      <style:text-properties fo:font-size="8pt" officeooo:rsid="007faf60" officeooo:paragraph-rsid="0080b3b3" style:font-size-asian="8pt" style:font-size-complex="8pt"/>
    </style:style>
    <style:style style:name="P61" style:family="paragraph" style:parent-style-name="Table_20_Contents">
      <style:text-properties fo:font-size="8pt" officeooo:rsid="0084f86d" officeooo:paragraph-rsid="0084f86d" style:font-size-asian="8pt" style:font-size-complex="8pt"/>
    </style:style>
    <style:style style:name="P62" style:family="paragraph" style:parent-style-name="Table_20_Contents">
      <style:text-properties fo:font-size="8pt" officeooo:rsid="0089d291" officeooo:paragraph-rsid="0089d291" style:font-size-asian="8pt" style:font-size-complex="8pt"/>
    </style:style>
    <style:style style:name="P63" style:family="paragraph" style:parent-style-name="Table_20_Contents">
      <style:text-properties fo:font-size="8pt" officeooo:rsid="0089d291" officeooo:paragraph-rsid="008a9f0c" style:font-size-asian="8pt" style:font-size-complex="8pt"/>
    </style:style>
    <style:style style:name="P64" style:family="paragraph" style:parent-style-name="Table_20_Contents">
      <style:text-properties fo:font-size="8pt" officeooo:rsid="008bbbd8" officeooo:paragraph-rsid="00926466" style:font-size-asian="8pt" style:font-size-complex="8pt"/>
    </style:style>
    <style:style style:name="P65" style:family="paragraph" style:parent-style-name="Table_20_Contents">
      <style:text-properties fo:font-size="8pt" officeooo:rsid="008bbbd8" officeooo:paragraph-rsid="00944636" style:font-size-asian="8pt" style:font-size-complex="8pt"/>
    </style:style>
    <style:style style:name="P66" style:family="paragraph" style:parent-style-name="Table_20_Contents">
      <style:text-properties fo:font-size="8pt" officeooo:rsid="008bbbd8" officeooo:paragraph-rsid="00960693" style:font-size-asian="8pt" style:font-size-complex="8pt"/>
    </style:style>
    <style:style style:name="P67" style:family="paragraph" style:parent-style-name="Table_20_Contents">
      <style:text-properties fo:font-size="8pt" officeooo:rsid="008cfd31" officeooo:paragraph-rsid="008cfd31" style:font-size-asian="8pt" style:font-size-complex="8pt"/>
    </style:style>
    <style:style style:name="P68" style:family="paragraph" style:parent-style-name="Table_20_Contents">
      <style:text-properties fo:font-size="8pt" officeooo:rsid="009696b2" officeooo:paragraph-rsid="009696b2" style:font-size-asian="8pt" style:font-size-complex="8pt"/>
    </style:style>
    <style:style style:name="T1" style:family="text">
      <style:text-properties officeooo:rsid="0019445a"/>
    </style:style>
    <style:style style:name="T2" style:family="text">
      <style:text-properties officeooo:rsid="001b7a42"/>
    </style:style>
    <style:style style:name="T3" style:family="text">
      <style:text-properties fo:color="#000000" style:font-name="Monospace"/>
    </style:style>
    <style:style style:name="T4" style:family="text">
      <style:text-properties fo:color="#000000" style:font-name="Monospace" officeooo:rsid="0022b00b"/>
    </style:style>
    <style:style style:name="T5" style:family="text">
      <style:text-properties fo:color="#000000" style:font-name="Monospace" fo:font-weight="bold" style:font-weight-asian="bold"/>
    </style:style>
    <style:style style:name="T6" style:family="text">
      <style:text-properties fo:color="#000000" style:font-name="Monospace" officeooo:rsid="003cc6c8"/>
    </style:style>
    <style:style style:name="T7" style:family="text">
      <style:text-properties fo:color="#000000" style:font-name="Monospace" officeooo:rsid="0041d82f"/>
    </style:style>
    <style:style style:name="T8" style:family="text">
      <style:text-properties fo:color="#000000" style:font-name="Monospace" officeooo:rsid="00651b8d"/>
    </style:style>
    <style:style style:name="T9" style:family="text">
      <style:text-properties fo:color="#7f0055" style:font-name="Monospace" fo:font-weight="bold" style:font-weight-asian="bold"/>
    </style:style>
    <style:style style:name="T10" style:family="text">
      <style:text-properties officeooo:rsid="002e412f"/>
    </style:style>
    <style:style style:name="T11" style:family="text">
      <style:text-properties officeooo:rsid="002f95fe"/>
    </style:style>
    <style:style style:name="T12" style:family="text">
      <style:text-properties officeooo:rsid="00457070"/>
    </style:style>
    <style:style style:name="T13" style:family="text">
      <style:text-properties officeooo:rsid="004dca28"/>
    </style:style>
    <style:style style:name="T14" style:family="text">
      <style:text-properties officeooo:rsid="0056d756"/>
    </style:style>
    <style:style style:name="T15" style:family="text">
      <style:text-properties officeooo:rsid="00586f55"/>
    </style:style>
    <style:style style:name="T16" style:family="text">
      <style:text-properties officeooo:rsid="00664d74"/>
    </style:style>
    <style:style style:name="T17" style:family="text">
      <style:text-properties officeooo:rsid="00667eba"/>
    </style:style>
    <style:style style:name="T18" style:family="text">
      <style:text-properties officeooo:rsid="0066a439"/>
    </style:style>
    <style:style style:name="T19" style:family="text">
      <style:text-properties officeooo:rsid="0069395f"/>
    </style:style>
    <style:style style:name="T20" style:family="text">
      <style:text-properties officeooo:rsid="00774120"/>
    </style:style>
    <style:style style:name="T21" style:family="text">
      <style:text-properties officeooo:rsid="007dd564"/>
    </style:style>
    <style:style style:name="T22" style:family="text">
      <style:text-properties officeooo:rsid="0085b021"/>
    </style:style>
    <style:style style:name="T23" style:family="text">
      <style:text-properties officeooo:rsid="0086bed7"/>
    </style:style>
    <style:style style:name="T24" style:family="text">
      <style:text-properties officeooo:rsid="0089d291"/>
    </style:style>
    <style:style style:name="T2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6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8a9f0c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8fbd89" style:font-style-asian="normal" style:font-weight-asian="normal" style:text-emphasize="none"/>
    </style:style>
    <style:style style:name="T29" style:family="text">
      <style:text-properties fo:font-size="8pt" officeooo:rsid="0089d291" style:font-size-asian="8pt" style:font-size-complex="8pt"/>
    </style:style>
    <style:style style:name="T30" style:family="text">
      <style:text-properties officeooo:rsid="008d234e"/>
    </style:style>
    <style:style style:name="T31" style:family="text">
      <style:text-properties officeooo:rsid="008d4ff4"/>
    </style:style>
    <style:style style:name="T32" style:family="text">
      <style:text-properties officeooo:rsid="00926466"/>
    </style:style>
    <style:style style:name="T33" style:family="text">
      <style:text-properties officeooo:rsid="0093ed11"/>
    </style:style>
    <style:style style:name="T34" style:family="text">
      <style:text-properties officeooo:rsid="00944636"/>
    </style:style>
    <style:style style:name="T35" style:family="text">
      <style:text-properties officeooo:rsid="009606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silient Finish</text:p>
      <text:p text:style-name="P1"/>
      <text:p text:style-name="P3">Requirements:</text:p>
      <text:p text:style-name="P1">- Agreement on place status (dead/active) within the finish protocol</text:p>
      <text:p text:style-name="P1">- <text:span text:style-name="T1">Adoption of orphan tasks</text:span></text:p>
      <text:p text:style-name="P2">- <text:span text:style-name="T1">Support for multiple termination scopes, flat or nested.</text:span></text:p>
      <text:p text:style-name="P2">- <text:span text:style-name="T2">Distributed resilient state for better scalability</text:span></text:p>
      <text:p text:style-name="P4">Optional:</text:p>
      <text:p text:style-name="P7">- Aggregate communication to reduce the number of communication messages</text:p>
      <text:p text:style-name="P2"/>
      <text:p text:style-name="P1"/>
      <text:p text:style-name="P5"><text:span text:style-name="T12">Place0 Resilient Finish:</text:span></text:p>
      <text:p text:style-name="P6">Number of remote messag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8">Non resilient</text:p>
          </table:table-cell>
          <table:table-cell table:style-name="Table1.D1" office:value-type="string">
            <text:p text:style-name="P28">Resilient</text:p>
          </table:table-cell>
        </table:table-row>
        <table:table-row>
          <table:table-cell table:style-name="Table1.A2" office:value-type="string">
            <text:p text:style-name="P19">Empty finish</text:p>
          </table:table-cell>
          <table:table-cell table:style-name="Table1.A2" office:value-type="string">
            <text:p text:style-name="P10"><text:span text:style-name="T4">f</text:span><text:span text:style-name="T3">inish { }</text:span></text:p>
          </table:table-cell>
          <table:table-cell table:style-name="Table1.A2" office:value-type="string">
            <text:p text:style-name="P29">0</text:p>
          </table:table-cell>
          <table:table-cell table:style-name="Table1.D2" office:value-type="string">
            <text:p text:style-name="P36">0</text:p>
          </table:table-cell>
        </table:table-row>
        <table:table-row>
          <table:table-cell table:style-name="Table1.A2" office:value-type="string">
            <text:p text:style-name="P20">Finish with local activities</text:p>
          </table:table-cell>
          <table:table-cell table:style-name="Table1.A2" office:value-type="string">
            <text:p text:style-name="P10"><text:span text:style-name="T3">finish {</text:span></text:p>
            <text:p text:style-name="P10"><text:span text:style-name="T9"><text:s text:c="2"/>for</text:span><text:span text:style-name="T3"> (j in 1..D) { </text:span></text:p>
            <text:p text:style-name="P11"><text:span text:style-name="T3"><text:s text:c="4"/>async { think(t); };</text:span></text:p>
            <text:p text:style-name="P10"><text:span text:style-name="T3"><text:s text:c="2"/>}</text:span></text:p>
            <text:p text:style-name="P10"><text:span text:style-name="T3">}</text:span></text:p>
          </table:table-cell>
          <table:table-cell table:style-name="Table1.A2" office:value-type="string">
            <text:p text:style-name="P30">0</text:p>
          </table:table-cell>
          <table:table-cell table:style-name="Table1.D2" office:value-type="string">
            <text:p text:style-name="P37">0</text:p>
          </table:table-cell>
        </table:table-row>
        <table:table-row>
          <table:table-cell table:style-name="Table1.A2" office:value-type="string">
            <text:p text:style-name="P21">Finish with single remote activity</text:p>
          </table:table-cell>
          <table:table-cell table:style-name="Table1.A2" office:value-type="string">
            <text:p text:style-name="P10"><text:span text:style-name="T3">finish {</text:span></text:p>
            <text:p text:style-name="P10"><text:span text:style-name="T3"><text:s text:c="2"/>at (next) async { think(t); }</text:span></text:p>
            <text:p text:style-name="P10"><text:span text:style-name="T3">}</text:span></text:p>
          </table:table-cell>
          <table:table-cell table:style-name="Table1.A2" office:value-type="string">
            <text:p text:style-name="P31"><text:span text:style-name="T16">home</text:span> <text:span text:style-name="T14">[act]</text:span>→ next</text:p>
            <text:p text:style-name="P31">next → <text:span text:style-name="T17">home (terminate)</text:span></text:p>
            <text:p text:style-name="P67">home → next (clean)</text:p>
            <text:p text:style-name="P35"/>
            <text:p text:style-name="P33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>X</text:p>
            <text:p text:style-name="P62">20:<text:span text:style-name="T26">0.00053</text:span></text:p>
            <text:p text:style-name="P62">120: <text:span text:style-name="T26">0.00067</text:span></text:p>
          </table:table-cell>
          <table:table-cell table:style-name="Table1.D2" office:value-type="string">
            <text:p text:style-name="P51">home=&gt; place0 (global root finish)</text:p>
            <text:p text:style-name="P51"/>
            <text:p text:style-name="P40"><text:span text:style-name="T18">home</text:span> -<text:span text:style-name="T20">&gt;</text:span> place0 (inTransit)</text:p>
            <text:p text:style-name="P53">place0 → home</text:p>
            <text:p text:style-name="P40"><text:span text:style-name="T18">home</text:span> <text:span text:style-name="T15">[act]</text:span>→ next</text:p>
            <text:p text:style-name="P40"><text:span text:style-name="T18">home → place0 (terminate)</text:span></text:p>
            <text:p text:style-name="P40">next → place0 (live)</text:p>
            <text:p text:style-name="P42">place0 → <text:span text:style-name="T13">next (run[act])</text:span></text:p>
            <text:p text:style-name="P40">next → place0 (terminate)</text:p>
            <text:p text:style-name="P59">place0 → home (release finish)</text:p>
            <text:p text:style-name="P47"/>
            <text:p text:style-name="P47"><text:span text:style-name="T30">3</text:span> X</text:p>
            <text:p text:style-name="P63">20:<text:span text:style-name="T26">0.0020 <text:s text:c="17"/></text:span><text:span text:style-name="T27">(3.8X)</text:span></text:p>
            <text:p text:style-name="P63">120: <text:span text:style-name="T26">0.0029 <text:s text:c="14"/></text:span><text:span text:style-name="T27">(4.3</text:span><text:span text:style-name="T28">X</text:span><text:span text:style-name="T27">)</text:span></text:p>
          </table:table-cell>
        </table:table-row>
        <table:table-row>
          <table:table-cell table:style-name="Table1.A2" office:value-type="string">
            <text:p text:style-name="P22"><text:span text:style-name="T10">F</text:span>an out</text:p>
          </table:table-cell>
          <table:table-cell table:style-name="Table1.A2" office:value-type="string">
            <text:p text:style-name="P10"><text:span text:style-name="T3">finish {</text:span></text:p>
            <text:p text:style-name="P10"><text:span text:style-name="T5"><text:s text:c="2"/></text:span><text:span text:style-name="T9">for</text:span><text:span text:style-name="T3"> (p in allPlaces) {</text:span></text:p>
            <text:p text:style-name="P10"><text:span text:style-name="T3"><text:s text:c="4"/>at (p) async { think(t); }</text:span></text:p>
            <text:p text:style-name="P10"><text:span text:style-name="T3"><text:s text:c="2"/>}</text:span></text:p>
            <text:p text:style-name="P10"><text:span text:style-name="T3">}</text:span></text:p>
          </table:table-cell>
          <table:table-cell table:style-name="Table1.A2" office:value-type="string">
            <text:p text:style-name="P34">X, </text:p>
            <text:p text:style-name="P34"><text:span text:style-name="T23">assuming perfect parallelism</text:span></text:p>
            <text:p text:style-name="P34"/>
            <text:p text:style-name="P64">20:<text:span text:style-name="T32">0.0037 <text:s text:c="11"/>(7X)</text:span></text:p>
            <text:p text:style-name="P65">120:<text:span text:style-name="T34">0.0612 <text:s text:c="9"/>(91 X)</text:span></text:p>
          </table:table-cell>
          <table:table-cell table:style-name="Table1.D2" office:value-type="string">
            <text:p text:style-name="P34"><text:span text:style-name="T33">3</text:span>X, </text:p>
            <text:p text:style-name="P34"><text:span text:style-name="T23">assuming perfect parallelism</text:span></text:p>
            <text:p text:style-name="P34"/>
            <text:p text:style-name="P64">20:<text:span text:style-name="T32">0.0067 <text:s text:c="21"/>(12 X)</text:span></text:p>
            <text:p text:style-name="P66">120:<text:span text:style-name="T35">0.0390 <text:s text:c="19"/>(58 X)</text:span></text:p>
          </table:table-cell>
        </table:table-row>
        <table:table-row>
          <table:table-cell table:style-name="Table1.A2" office:value-type="string">
            <text:p text:style-name="P24">message back</text:p>
          </table:table-cell>
          <table:table-cell table:style-name="Table1.A2" office:value-type="string">
            <text:p text:style-name="P15"><text:span text:style-name="T3">finish {</text:span></text:p>
            <text:p text:style-name="P15"><text:span text:style-name="T3"><text:s text:c="2"/>at (</text:span><text:span text:style-name="T8">next</text:span><text:span text:style-name="T3">) async {</text:span></text:p>
            <text:p text:style-name="P15"><text:span text:style-name="T3"><text:s text:c="4"/>at (home) async {think(t);}</text:span></text:p>
            <text:p text:style-name="P15"><text:span text:style-name="T3"><text:s text:c="2"/>}</text:span></text:p>
            <text:p text:style-name="P15"><text:span text:style-name="T3">}</text:span></text:p>
          </table:table-cell>
          <table:table-cell table:style-name="Table1.A2" office:value-type="string">
            <text:p text:style-name="P32"><text:span text:style-name="T16">home</text:span> <text:span text:style-name="T14">[act]</text:span>→ next</text:p>
            <text:p text:style-name="P32"><text:span text:style-name="T19">next</text:span> <text:span text:style-name="T14">[act]</text:span>→ <text:span text:style-name="T19">home</text:span></text:p>
            <text:p text:style-name="P43">next → home (terminate)</text:p>
            <text:p text:style-name="P68">home → next (clean)</text:p>
            <text:p text:style-name="P68"/>
            <text:p text:style-name="P48">Y</text:p>
          </table:table-cell>
          <table:table-cell table:style-name="Table1.D2" office:value-type="string">
            <text:p text:style-name="P50">home=&gt; place0 (global root finish)</text:p>
            <text:p text:style-name="P50"/>
            <text:p text:style-name="P38"><text:span text:style-name="T18">home</text:span> -<text:span text:style-name="T20">&gt;</text:span> place0 (inTransit)</text:p>
            <text:p text:style-name="P52">place0 → home</text:p>
            <text:p text:style-name="P38"><text:span text:style-name="T18">home</text:span> <text:span text:style-name="T15">[act]</text:span>→ next</text:p>
            <text:p text:style-name="P39"><text:span text:style-name="T18">home → place0 (terminate)</text:span></text:p>
            <text:p text:style-name="P38">next → place0 (live)</text:p>
            <text:p text:style-name="P41">place0 → <text:span text:style-name="T13">next (run[act])</text:span></text:p>
            <text:p text:style-name="P38">next → place0 (terminate)</text:p>
            <text:p text:style-name="P54">next → place0 (inTransite)</text:p>
            <text:p text:style-name="P54">place0 → next</text:p>
            <text:p text:style-name="P54">next [act] → home</text:p>
            <text:p text:style-name="P55">next → place0 (terminate)</text:p>
            <text:p text:style-name="P56">home → place0 (live)</text:p>
            <text:p text:style-name="P57">place0 → home (run[act])</text:p>
            <text:p text:style-name="P58">home → place0 (terminate)</text:p>
            <text:p text:style-name="P58"/>
            <text:p text:style-name="P60">place0 → home (release finish)</text:p>
            <text:p text:style-name="P60"/>
            <text:p text:style-name="P61">5 Y</text:p>
          </table:table-cell>
        </table:table-row>
        <table:table-row>
          <table:table-cell table:style-name="Table1.A2" office:value-type="string">
            <text:p text:style-name="P23"><text:span text:style-name="T10">F</text:span>an out – message back</text:p>
          </table:table-cell>
          <table:table-cell table:style-name="Table1.A2" office:value-type="string">
            <text:p text:style-name="P10"><text:span text:style-name="T3">finish {</text:span></text:p>
            <text:p text:style-name="P10"><text:span text:style-name="T5"><text:s text:c="2"/></text:span><text:span text:style-name="T9">for</text:span><text:span text:style-name="T3"> (p in allPlaces) {</text:span></text:p>
            <text:p text:style-name="P10"><text:span text:style-name="T3"><text:s text:c="4"/>at (p) async {</text:span></text:p>
            <text:p text:style-name="P10"><text:span text:style-name="T3"><text:s text:c="6"/>at (home) async {think(t);}</text:span></text:p>
            <text:p text:style-name="P10"><text:span text:style-name="T3"><text:s text:c="4"/>}</text:span></text:p>
            <text:p text:style-name="P10"><text:span text:style-name="T3"><text:s text:c="2"/>}</text:span></text:p>
            <text:p text:style-name="P10"><text:span text:style-name="T3">}</text:span></text:p>
          </table:table-cell>
          <table:table-cell table:style-name="Table1.A2" office:value-type="string">
            <text:p text:style-name="P44">Y * N-1</text:p>
          </table:table-cell>
          <table:table-cell table:style-name="Table1.D2" office:value-type="string">
            <text:p text:style-name="P45"><text:span text:style-name="T22">5 </text:span>Y * N-1</text:p>
            <text:p text:style-name="P49"/>
          </table:table-cell>
        </table:table-row>
        <table:table-row>
          <table:table-cell table:style-name="Table1.A2" office:value-type="string">
            <text:p text:style-name="P25"><text:span text:style-name="T10">F</text:span>an out – internal <text:soft-page-break/>work</text:p>
          </table:table-cell>
          <table:table-cell table:style-name="Table1.A2" office:value-type="string">
            <text:p text:style-name="P10"><text:span text:style-name="T3">finish {</text:span></text:p>
            <text:p text:style-name="P10"><text:soft-page-break/><text:span text:style-name="T5"><text:s text:c="2"/></text:span><text:span text:style-name="T9">for</text:span><text:span text:style-name="T3"> (p in allPlaces) {</text:span></text:p>
            <text:p text:style-name="P10"><text:span text:style-name="T3"><text:s text:c="4"/>at (p) async {</text:span></text:p>
            <text:p text:style-name="P10"><text:span text:style-name="T3"><text:s text:c="6"/>finish {</text:span></text:p>
            <text:p text:style-name="P12"><text:span text:style-name="T5"><text:s text:c="8"/></text:span><text:span text:style-name="T9">for</text:span><text:span text:style-name="T3"> (j in 1..D) { <text:s text:c="35"/></text:span></text:p>
            <text:p text:style-name="P12"><text:span text:style-name="T3"><text:s text:c="10"/>async { think(t); };</text:span></text:p>
            <text:p text:style-name="P10"><text:span text:style-name="T3"><text:s text:c="8"/>}</text:span></text:p>
            <text:p text:style-name="P10"><text:span text:style-name="T3"><text:s text:c="6"/>}</text:span></text:p>
            <text:p text:style-name="P10"><text:span text:style-name="T3"><text:s text:c="4"/>}</text:span></text:p>
            <text:p text:style-name="P10"><text:span text:style-name="T3"><text:s text:c="2"/>}</text:span></text:p>
            <text:p text:style-name="P10"><text:span text:style-name="T3">}</text:span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6"><text:span text:style-name="T10">F</text:span>an out – <text:span text:style-name="T11">broadcast</text:span></text:p>
          </table:table-cell>
          <table:table-cell table:style-name="Table1.A2" office:value-type="string">
            <text:p text:style-name="P10"><text:span text:style-name="T3">finish {</text:span></text:p>
            <text:p text:style-name="P10"><text:span text:style-name="T5"><text:s text:c="2"/></text:span><text:span text:style-name="T9">for</text:span><text:span text:style-name="T3"> (p in allPlaces) {</text:span></text:p>
            <text:p text:style-name="P10"><text:span text:style-name="T3"><text:s text:c="4"/>at (p) async {</text:span></text:p>
            <text:p text:style-name="P13"><text:span text:style-name="T5"><text:s text:c="6"/></text:span><text:span text:style-name="T9">for</text:span><text:span text:style-name="T3"> (q in allPlaces) </text:span><text:span text:style-name="T6">{</text:span></text:p>
            <text:p text:style-name="P13"><text:span text:style-name="T3"><text:s text:c="8"/>at (q) async {</text:span></text:p>
            <text:p text:style-name="P10"><text:span text:style-name="T3"><text:s text:c="10"/>think(t);</text:span></text:p>
            <text:p text:style-name="P10"><text:span text:style-name="T3"><text:s text:c="8"/>}</text:span></text:p>
            <text:p text:style-name="P16"><text:span text:style-name="T3"><text:s text:c="6"/>}</text:span></text:p>
            <text:p text:style-name="P10"><text:span text:style-name="T3"><text:s text:c="4"/>}</text:span></text:p>
            <text:p text:style-name="P10"><text:span text:style-name="T3"><text:s text:c="2"/>}</text:span></text:p>
            <text:p text:style-name="P10"><text:span text:style-name="T3">}</text:span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7">Fan out – nested finish</text:p>
          </table:table-cell>
          <table:table-cell table:style-name="Table1.A2" office:value-type="string">
            <text:p text:style-name="P10"><text:span text:style-name="T3">finish {</text:span></text:p>
            <text:p text:style-name="P10"><text:span text:style-name="T5"><text:s text:c="2"/></text:span><text:span text:style-name="T9">for</text:span><text:span text:style-name="T3"> (p in allPlaces) {</text:span></text:p>
            <text:p text:style-name="P10"><text:span text:style-name="T3"><text:s text:c="4"/>at (p) async {</text:span></text:p>
            <text:p text:style-name="P10"><text:span text:style-name="T3"><text:s text:c="6"/>finish {</text:span></text:p>
            <text:p text:style-name="P14"><text:span text:style-name="T5"><text:s text:c="8"/></text:span><text:span text:style-name="T9">for</text:span><text:span text:style-name="T3"> (q in allPlaces) </text:span><text:span text:style-name="T7">{</text:span></text:p>
            <text:p text:style-name="P14"><text:span text:style-name="T3"><text:s text:c="10"/>at (q) async { think(t); }</text:span></text:p>
            <text:p text:style-name="P17"><text:span text:style-name="T3"><text:s text:c="8"/>}</text:span></text:p>
            <text:p text:style-name="P10"><text:span text:style-name="T3"><text:s text:c="6"/>}</text:span></text:p>
            <text:p text:style-name="P10"><text:span text:style-name="T3"><text:s text:c="4"/>}</text:span></text:p>
            <text:p text:style-name="P10"><text:span text:style-name="T3"><text:s text:c="2"/>}</text:span></text:p>
            <text:p text:style-name="P10"><text:span text:style-name="T3">}</text:span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</table:table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1:01:30.610717746</meta:creation-date>
    <meta:generator>LibreOffice/4.2.8.2$Linux_X86_64 LibreOffice_project/420m0$Build-2</meta:generator>
    <dc:date>2017-07-28T17:41:15.359968584</dc:date>
    <meta:editing-duration>PT6H37M4S</meta:editing-duration>
    <meta:editing-cycles>130</meta:editing-cycles>
    <meta:document-statistic meta:table-count="1" meta:image-count="0" meta:object-count="0" meta:page-count="2" meta:paragraph-count="134" meta:word-count="405" meta:character-count="2380" meta:non-whitespace-character-count="1781"/>
  </office:meta>
</office:document-meta>
</file>